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stin Bennett </text:p>
      <text:p text:style-name="Standard">Milestone 1 midway report</text:p>
      <text:p text:style-name="Standard"/>
      <text:p text:style-name="Standard"/>
      <text:p text:style-name="Standard"/>
      <text:p text:style-name="Standard"/>
      <text:p text:style-name="Standard"/>
      <text:p text:style-name="Standard">Thus far on the Question and Answer website that I have begun, I have accomplished writing most of the base pages as well as the css that accompanies them. These pages include the home page, a page to ask a question, a page for unresolved questions and a page for resolved questions. I used the two column format for my design with the left column containing the navigation links and also the user login in html form. I am still in the process of writing the sql query for validation of the user account as well as the sql for inserting, deleting and modification of answers and questions. I have set up my database and populated the user account with the user names and passwords. I have the user table set to auto increment when a new user is entered and I used that index to identify and track which users have asked questions and answered questions. I track the questions with the same auto increment logic, using the question number as the index and also use that index as a foreign key to the answer table. The answer table contains the question id number and an answer id number that together are used as the primary key. Answers have scores along with the date submit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Bennett</meta:initial-creator>
    <meta:creation-date>2015-02-03T15:39:17.31</meta:creation-date>
    <meta:printed-by>Justin Bennett</meta:printed-by>
    <meta:print-date>2015-02-03T16:10:34.49</meta:print-date>
    <meta:document-statistic meta:table-count="0" meta:image-count="0" meta:object-count="0" meta:page-count="1" meta:paragraph-count="3" meta:word-count="222" meta:character-count="1220"/>
    <dc:date>2015-02-03T16:11:27.46</dc:date>
    <dc:creator>Justin Bennett</dc:creator>
    <meta:editing-duration>PT1M59S</meta:editing-duration>
    <meta:editing-cycles>1</meta:editing-cycles>
    <meta:generator>OpenOffice/4.1.1$Win32 OpenOffice.org_project/411m6$Build-9775</meta:generator>
  </office:meta>
</office:document-meta>
</file>